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e6388" officeooo:paragraph-rsid="001e6388"/>
    </style:style>
    <style:style style:name="P2" style:family="paragraph" style:parent-style-name="Standard" style:list-style-name="L1">
      <style:text-properties fo:language="en" fo:country="US" officeooo:rsid="001e6388" officeooo:paragraph-rsid="001e6388"/>
    </style:style>
    <style:style style:name="P3" style:family="paragraph" style:parent-style-name="Standard">
      <style:text-properties fo:language="en" fo:country="US" officeooo:rsid="001f2948" officeooo:paragraph-rsid="001f2948"/>
    </style:style>
    <style:style style:name="P4" style:family="paragraph" style:parent-style-name="Standard" style:list-style-name="L2">
      <style:text-properties fo:language="en" fo:country="US" officeooo:rsid="001f2948" officeooo:paragraph-rsid="001f2948"/>
    </style:style>
    <style:style style:name="P5" style:family="paragraph" style:parent-style-name="Standard" style:list-style-name="L2">
      <style:text-properties fo:language="en" fo:country="US" officeooo:paragraph-rsid="001f2948"/>
    </style:style>
    <style:style style:name="P6" style:family="paragraph" style:parent-style-name="Standard">
      <style:text-properties fo:language="en" fo:country="US" officeooo:rsid="00210d31" officeooo:paragraph-rsid="00210d31"/>
    </style:style>
    <style:style style:name="P7" style:family="paragraph" style:parent-style-name="Title">
      <style:text-properties fo:language="en" fo:country="US"/>
    </style:style>
    <style:style style:name="T1" style:family="text">
      <style:text-properties officeooo:rsid="001f29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anks GDD</text:p>
      <text:p text:style-name="P1"/>
      <text:p text:style-name="P1"/>
      <text:list xml:id="list2812356181" text:style-name="L1">
        <text:list-item>
          <text:p text:style-name="P2">Tank battle is an open world head to head tank combat game</text:p>
          <text:p text:style-name="P2"/>
        </text:list-item>
        <text:list-item>
          <text:p text:style-name="P2">The terrain will be used for tactical advantage</text:p>
          <text:p text:style-name="P2"/>
        </text:list-item>
        <text:list-item>
          <text:p text:style-name="P2">the focus will be flow and feel</text:p>
        </text:list-item>
      </text:list>
      <text:p text:style-name="P1"/>
      <text:p text:style-name="P1"/>
      <text:p text:style-name="P3">RULES:</text:p>
      <text:p text:style-name="P3"/>
      <text:list xml:id="list1405510709" text:style-name="L2">
        <text:list-item>
          <text:p text:style-name="P5"><text:span text:style-name="T1">You can move anywhere in the terrain, which is surrounded by mountains</text:span></text:p>
        </text:list-item>
        <text:list-item>
          <text:p text:style-name="P4">Both players start with finite health and ammo</text:p>
        </text:list-item>
        <text:list-item>
          <text:p text:style-name="P4">each direct hit takes away health</text:p>
        </text:list-item>
        <text:list-item>
          <text:p text:style-name="P4">the last player standing wins</text:p>
        </text:list-item>
      </text:list>
      <text:p text:style-name="P3"/>
      <text:p text:style-name="P3">Requirements</text:p>
      <text:p text:style-name="P3"/>
      <text:p text:style-name="P3">SFX: Gun firing, explosion, barrel moving, turret moving, engine sound.</text:p>
      <text:p text:style-name="P3">Static meshes: Simple Tank comprising tracks, body, turret and barrel.</text:p>
      <text:p text:style-name="P6">Textures:to add.</text:p>
      <text:p text:style-name="P6">Music: Background music for tension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4:18:26.535000000</meta:creation-date>
    <dc:date>2018-09-06T15:00:17.547000000</dc:date>
    <meta:editing-duration>PT31M39S</meta:editing-duration>
    <meta:editing-cycles>5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6" meta:word-count="98" meta:character-count="543" meta:non-whitespace-character-count="468"/>
  </office:meta>
</office:document-meta>
</file>